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12.07   |   <text:a xlink:type="simple" xlink:href="http://palinfo.habago.org/Entry?Command=Information_PrintForum#FORUM40404"><text:span text:style-name="T1">#</text:span></text:a></text:p>
      <text:p text:style-name="P2">寵物和人一樣都應該被祝福</text:p>
      <text:p text:style-name="P2">德國神父為寵物佈道</text:p>
      <text:p text:style-name="P2"/>
      <text:p text:style-name="P2">中廣新聞網 2004 / 10 / 06</text:p>
      <text:p text:style-name="P2"/>
      <text:p text:style-name="P2"/>
      <text:p text:style-name="P2">德國科隆地區有一名神父，不僅幫人證道，也為寵物佈道。</text:p>
      <text:p text:style-name="P2"/>
      <text:p text:style-name="P2">(凱斯特曼)神父說，這是他第一次不以人為中心向寵物佈道，事前他有點緊張，之後一切進展順利，一百五十多人和他們的寵物，包括貓狗、兔子和蜥蜴等，參與佈道會。寵物們的表現都不錯。</text:p>
      <text:p text:style-name="P2"/>
      <text:p text:style-name="P2">想出這點子的獸醫說，寵物和人一樣都應該被祝福。</text:p>
      <text:p text:style-name="P2"/>
      <text:p text:style-name="P2">一位帶寵物狗出席佈道會的老太太說，她平常很少上教堂，但也不希望錯過這次機會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